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8142e"/>
    </style:style>
    <style:style style:name="P2" style:family="paragraph" style:parent-style-name="Standard">
      <style:text-properties officeooo:paragraph-rsid="0008142e"/>
    </style:style>
    <style:style style:name="T1" style:family="text">
      <style:text-properties fo:font-style="italic" style:font-style-asian="italic"/>
    </style:style>
    <style:style style:name="T2" style:family="text">
      <style:text-properties style:font-name-asian="Georgi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VI<text:line-break/><text:line-break/>LES PÉRIPÉTIES DE LA GUERRE CIVILE</text:h>
      <text:p text:style-name="P2"/>
      <text:p text:style-name="P2">Et subitement, autour de lui, et de tous les côtés à la fois, le fourré se remplit de fusils, de bayonnettes et de sabres, un drapeau tricolore se dressa dans la pénombre, le cri <text:span text:style-name="T1">Lantenac !</text:span> éclata à son oreille, et à ses pieds, à travers les ronces et les branches, des faces violentes apparurent.</text:p>
      <text:p text:style-name="P2"/>
      <text:p text:style-name="P2">Le marquis était seul, debout sur un sommet, visible de tous les points du bois. Il voyait à peine ceux qui criaient son nom, mais il était vu de tous. S’il y avait mille fusils dans le bois, il était là comme une cible.</text:p>
      <text:p text:style-name="P2"/>
      <text:p text:style-name="P2">Il ne distinguait rien dans le taillis que des prunelles ardentes fixées sur lui.</text:p>
      <text:p text:style-name="P2"/>
      <text:p text:style-name="P2">Il ôta son chapeau, en retroussa le bord, arracha une longue épine sèche à un ajonc, tira de sa poche une cocarde blanche, fixa avec l’épine le bord retroussé et la cocarde à la forme du chapeau, et, remettant sur la tête le chapeau dont le bord relevé laissait voir son front et sa cocarde, il dit d’une voix haute, parlant à toute la forêt à la fois :</text:p>
      <text:p text:style-name="P2"/>
      <text:p text:style-name="P2">–<text:span text:style-name="T2"> </text:span>Je suis l’homme que vous cherchez. Je suis le marquis de Lantenac, vicomte de Fontenay, prince breton, lieutenant général des armées du roi. Finissons-en. En joue ! Feu !</text:p>
      <text:p text:style-name="P2"/>
      <text:p text:style-name="P2">Et, écartant de ses deux mains sa veste de peau de chèvre, il montra sa poitrine nue.</text:p>
      <text:p text:style-name="P2"/>
      <text:p text:style-name="P2">Il baissa les yeux, cherchant du regard les fusils braqués, et se vit entouré d’hommes à genoux.</text:p>
      <text:p text:style-name="P2"/>
      <text:p text:style-name="P2">Un immense cri s’éleva : « Vive Lantenac ! Vive monseigneur ! Vive le général ! » En même temps des chapeaux sautaient en l’air, des sabres tournoyaient joyeusement, et l’on voyait dans tout le taillis se dresser des bâtons au bout desquels s’agitaient des bonnets de laine brune.</text:p>
      <text:p text:style-name="P2"/>
      <text:p text:style-name="P2">Ce qu’il avait autour de lui, c’était une bande vendéenne.</text:p>
      <text:p text:style-name="P2"/>
      <text:p text:style-name="P2">Cette bande s’était agenouillée en le voyant.</text:p>
      <text:p text:style-name="P2"/>
      <text:p text:style-name="P2">La légende raconte qu’il y avait dans les vieilles forêts thuringiennes des êtres étranges, race des géants, plus et moins qu’hommes, qui étaient considérés par les Romains comme des animaux horribles et par les Germains comme des incarnations divines, et qui, selon la rencontre, couraient la chance d’être exterminés ou adorés.</text:p>
      <text:p text:style-name="P2"/>
      <text:p text:style-name="P2">Le marquis éprouva quelque chose de pareil à ce que devait ressentir un de ces êtres quand, s’attendant à être traité comme un monstre, il était brusquement traité comme un dieu.</text:p>
      <text:p text:style-name="P2"/>
      <text:p text:style-name="P2">Tous ces yeux pleins d’éclairs redoutables se fixaient sur le marquis avec une sorte de sauvage amour.</text:p>
      <text:p text:style-name="P2"/>
      <text:p text:style-name="P2"><text:soft-page-break/>Cette cohue était armée de fusils, de sabres, de faulx, de perches, de bâtons ; tous avaient de grands feutres ou des bonnets bruns, avec des cocardes blanches, une profusion de rosaires et d’amulettes, de larges culottes ouvertes au genou, des casaques de poil, des guêtres en cuir, le jarret nu, les cheveux longs, quelques-uns l’air féroce, tous l’air naïf.</text:p>
      <text:p text:style-name="P2"/>
      <text:p text:style-name="P2">Un homme jeune et de belle mine traversa les gens agenouillés et monta à grands pas vers le marquis. Cet homme était, comme les paysans, coiffé d’un feutre à bord relevé et à cocarde blanche, et vêtu d’une casaque de poil, mais il avait les mains blanches et une chemise fine, et il portait par-dessus sa veste une écharpe de soie blanche à laquelle pendait une épée à poignée dorée.</text:p>
      <text:p text:style-name="P2"/>
      <text:p text:style-name="P2">Parvenu sur la hure, il jeta son chapeau, détacha son écharpe, mit un genou en terre, présenta au marquis l’écharpe et l’épée, et dit :</text:p>
      <text:p text:style-name="P2"/>
      <text:p text:style-name="P2">–<text:span text:style-name="T2"> </text:span>Nous vous cherchions en effet, nous vous avons trouvé. Voici l’épée de commandement. Ces hommes sont maintenant à vous. J’étais leur commandant, je monte en grade, je suis votre soldat. Acceptez notre hommage, monseigneur. Donnez vos ordres, mon général.</text:p>
      <text:p text:style-name="P2"/>
      <text:p text:style-name="P2">Puis il fit un signe, et des hommes qui portaient un drapeau tricolore sortirent du bois. Ces hommes montèrent jusqu’au marquis et déposèrent le drapeau à ses pieds. C’était le drapeau qu’il venait d’entrevoir à travers les arbres.</text:p>
      <text:p text:style-name="P2"/>
      <text:p text:style-name="P2">–<text:span text:style-name="T2"> </text:span>Mon général, dit le jeune homme qui lui avait présenté l’épée et l’écharpe, ceci est le drapeau que nous venons de prendre aux bleus qui étaient dans la ferme d’Herbe-en-Pail. Monseigneur, je m’appelle Gavard. J’ai été au marquis de la Rouarie.</text:p>
      <text:p text:style-name="P2"/>
      <text:p text:style-name="P2">–<text:span text:style-name="T2"> </text:span>C’est bien, dit le marquis.</text:p>
      <text:p text:style-name="P2"/>
      <text:p text:style-name="P2">Et, calme et grave, il ceignit l’écharpe.</text:p>
      <text:p text:style-name="P2"/>
      <text:p text:style-name="P2">Puis il tira l’épée, et l’agitant nue au-dessus de sa tête :</text:p>
      <text:p text:style-name="P2"/>
      <text:p text:style-name="P2">–<text:span text:style-name="T2"> </text:span>Debout ! dit-il, et vive le roi !</text:p>
      <text:p text:style-name="P2"/>
      <text:p text:style-name="P2">Tous se levèrent.</text:p>
      <text:p text:style-name="P2"/>
      <text:p text:style-name="P2">Et l’on entendit dans les profondeurs du bois une clameur éperdue et triomphante : <text:span text:style-name="T1">Vive le roi ! Vive notre marquis ! Vive Lantenac !</text:span></text:p>
      <text:p text:style-name="P2"/>
      <text:p text:style-name="P2">Le marquis se tourna vers Gavard.</text:p>
      <text:p text:style-name="P2"/>
      <text:p text:style-name="P2">–<text:span text:style-name="T2"> </text:span>Combien donc êtes-vous ?</text:p>
      <text:p text:style-name="P2"/>
      <text:p text:style-name="P2">–<text:span text:style-name="T2"> </text:span>Sept mille.</text:p>
      <text:p text:style-name="P2"/>
      <text:p text:style-name="P2">Et tout en descendant de l’éminence, pendant que les paysans écartaient les ajoncs devant les pas du marquis de Lantenac, Gavard continua :</text:p>
      <text:p text:style-name="P2"/>
      <text:p text:style-name="P2">–<text:span text:style-name="T2"> </text:span>Monseigneur, rien de plus simple. Tout cela s’explique d’un mot. On n’attendait qu’une étincelle. L’affiche de la république, en révélant votre présence, a insurgé le pays pour le roi. Nous avions en outre été avertis sous main par le maire de Granville qui est un homme à nous, le même qui a sauvé l’abbé Olivier. Cette nuit on a sonné le tocsin.</text:p>
      <text:p text:style-name="P2"/>
      <text:p text:style-name="P2"><text:soft-page-break/>–<text:span text:style-name="T2"> </text:span>Pour qui ?</text:p>
      <text:p text:style-name="P2"/>
      <text:p text:style-name="P2">–<text:span text:style-name="T2"> </text:span>Pour vous.</text:p>
      <text:p text:style-name="P2"/>
      <text:p text:style-name="P2">–<text:span text:style-name="T2"> </text:span>Ah ! dit le marquis.</text:p>
      <text:p text:style-name="P2"/>
      <text:p text:style-name="P2">–<text:span text:style-name="T2"> </text:span>Et nous voilà, reprit Gavard.</text:p>
      <text:p text:style-name="P2"/>
      <text:p text:style-name="P2">–<text:span text:style-name="T2"> </text:span>Et vous êtes sept mille ?</text:p>
      <text:p text:style-name="P2"/>
      <text:p text:style-name="P2">–<text:span text:style-name="T2"> </text:span>Aujourd’hui. Nous serons quinze mille demain. C’est le rendement du pays. Quand M. Henri de La Rochejaquelein est parti pour l’armée catholique, on a sonné le tocsin, et en une nuit six paroisses, Isernay, Corqueux, les Échaubroignes, les Aubiers, Saint-Aubin et Nueil, lui ont amené dix mille hommes. On n’avait pas de munitions, on a trouvé chez un maçon soixante livres de poudre de mine, et M. de La Rochejaquelein est parti avec cela. Nous pensions bien que vous deviez être quelque part dans cette forêt, et nous vous cherchions.</text:p>
      <text:p text:style-name="P2"/>
      <text:p text:style-name="P2">–<text:span text:style-name="T2"> </text:span>Et vous avez attaqué les bleus dans la ferme d’Herbe-en-Pail ?</text:p>
      <text:p text:style-name="P2"/>
      <text:p text:style-name="P2">–<text:span text:style-name="T2"> </text:span>Le vent les avait empêchés d’entendre le tocsin. Ils ne se défiaient pas ; les gens du hameau, qui sont patauds, les avaient bien reçus. Ce matin, nous avons investi la ferme, les bleus dormaient, et en un tour de main la chose a été faite. J’ai un cheval. Daignez-vous l’accepter, mon général ?</text:p>
      <text:p text:style-name="P2"/>
      <text:p text:style-name="P2">–<text:span text:style-name="T2"> </text:span>Oui.</text:p>
      <text:p text:style-name="P2"/>
      <text:p text:style-name="P2">Un paysan amena un cheval blanc militairement harnaché. Le marquis, sans user de l’aide que lui offrait Gavard, monta à cheval.</text:p>
      <text:p text:style-name="P2"/>
      <text:p text:style-name="P2">–<text:span text:style-name="T2"> </text:span>Hurrah ! crièrent les paysans. Car les cris anglais sont fort usités sur la côte bretonne-normande, en commerce perpétuel avec les îles de la Manche.</text:p>
      <text:p text:style-name="P2"/>
      <text:p text:style-name="P2">Gavard fit le salut militaire et demanda :</text:p>
      <text:p text:style-name="P2"/>
      <text:p text:style-name="P2">–<text:span text:style-name="T2"> </text:span>Quel sera votre quartier général, monseigneur ?</text:p>
      <text:p text:style-name="P2"/>
      <text:p text:style-name="P2">–<text:span text:style-name="T2"> </text:span>D’abord la forêt de Fougères.</text:p>
      <text:p text:style-name="P2"/>
      <text:p text:style-name="P2">–<text:span text:style-name="T2"> </text:span>C’est une de vos sept forêts, monsieur le marquis.</text:p>
      <text:p text:style-name="P2"/>
      <text:p text:style-name="P2">–<text:span text:style-name="T2"> </text:span>Il faut un prêtre.</text:p>
      <text:p text:style-name="P2"/>
      <text:p text:style-name="P2">–<text:span text:style-name="T2"> </text:span>Nous en avons un.</text:p>
      <text:p text:style-name="P2"/>
      <text:p text:style-name="P2">–<text:span text:style-name="T2"> </text:span>Qui ?</text:p>
      <text:p text:style-name="P2"/>
      <text:p text:style-name="P2">–<text:span text:style-name="T2"> </text:span>Le vicaire de la Chapelle-Erbrée.</text:p>
      <text:p text:style-name="P2"/>
      <text:p text:style-name="P2">–<text:span text:style-name="T2"> </text:span>Je le connais. Il a fait le voyage de Jersey.</text:p>
      <text:p text:style-name="P2"/>
      <text:p text:style-name="P2">Un prêtre sortit des rangs et dit :</text:p>
      <text:p text:style-name="P2"/>
      <text:p text:style-name="P2">–<text:span text:style-name="T2"> </text:span>Trois fois.</text:p>
      <text:p text:style-name="P2"><text:soft-page-break/></text:p>
      <text:p text:style-name="P2">Le marquis tourna la tête.</text:p>
      <text:p text:style-name="P2"/>
      <text:p text:style-name="P2">–<text:span text:style-name="T2"> </text:span>Bonjour, monsieur le vicaire. Vous allez avoir de la besogne.</text:p>
      <text:p text:style-name="P2"/>
      <text:p text:style-name="P2">–<text:span text:style-name="T2"> </text:span>Tant mieux, monsieur le marquis.</text:p>
      <text:p text:style-name="P2"/>
      <text:p text:style-name="P2">–<text:span text:style-name="T2"> </text:span>Vous aurez du monde à confesser. Ceux qui voudront. On ne force personne.</text:p>
      <text:p text:style-name="P2"/>
      <text:p text:style-name="P2">–<text:span text:style-name="T2"> </text:span>Monsieur le marquis, dit le prêtre, Gaston, à Guéménée, force les républicains à se confesser.</text:p>
      <text:p text:style-name="P2"/>
      <text:p text:style-name="P2">–<text:span text:style-name="T2"> </text:span>C’est un perruquier, dit le marquis ; mais la mort doit être libre.</text:p>
      <text:p text:style-name="P2"/>
      <text:p text:style-name="P2">Gavard, qui était allé donner quelques consignes, revint :</text:p>
      <text:p text:style-name="P2"/>
      <text:p text:style-name="P2">–<text:span text:style-name="T2"> </text:span>Mon général, j’attends vos commandements.</text:p>
      <text:p text:style-name="P2"/>
      <text:p text:style-name="P2">–<text:span text:style-name="T2"> </text:span>D’abord, le rendez-vous est à la forêt de Fougères. Qu’on se disperse et qu’on y aille.</text:p>
      <text:p text:style-name="P2"/>
      <text:p text:style-name="P2">–<text:span text:style-name="T2"> </text:span>L’ordre est donné.</text:p>
      <text:p text:style-name="P2"/>
      <text:p text:style-name="P2">–<text:span text:style-name="T2"> </text:span>Ne m’avez-vous pas dit que les gens d’Herbe-en-Pail avaient bien reçu les bleus ?</text:p>
      <text:p text:style-name="P2"/>
      <text:p text:style-name="P2">–<text:span text:style-name="T2"> </text:span>Oui, mon général.</text:p>
      <text:p text:style-name="P2"/>
      <text:p text:style-name="P2">–<text:span text:style-name="T2"> </text:span>Vous avez brûlé la ferme ?</text:p>
      <text:p text:style-name="P2"/>
      <text:p text:style-name="P2">–<text:span text:style-name="T2"> </text:span>Oui.</text:p>
      <text:p text:style-name="P2"/>
      <text:p text:style-name="P2">–<text:span text:style-name="T2"> </text:span>Avez-vous brûlé le hameau ?</text:p>
      <text:p text:style-name="P2"/>
      <text:p text:style-name="P2">–<text:span text:style-name="T2"> </text:span>Non.</text:p>
      <text:p text:style-name="P2"/>
      <text:p text:style-name="P2">–<text:span text:style-name="T2"> </text:span>Brûlez-le.</text:p>
      <text:p text:style-name="P2"/>
      <text:p text:style-name="P2">–<text:span text:style-name="T2"> </text:span>Les bleus ont essayé de se défendre ; mais ils étaient cent cinquante et nous étions sept mille.</text:p>
      <text:p text:style-name="P2"/>
      <text:p text:style-name="P2">–<text:span text:style-name="T2"> </text:span>Qu’est-ce que c’est que ces bleus-là ?</text:p>
      <text:p text:style-name="P2"/>
      <text:p text:style-name="P2">–<text:span text:style-name="T2"> </text:span>Des bleus de Santerre.</text:p>
      <text:p text:style-name="P2"/>
      <text:p text:style-name="P2">–<text:span text:style-name="T2"> </text:span>Qui a commandé le roulement de tambours pendant qu’on coupait la tête au roi. Alors c’est un bataillon de Paris ?</text:p>
      <text:p text:style-name="P2"/>
      <text:p text:style-name="P2">–<text:span text:style-name="T2"> </text:span>Un demi-bataillon.</text:p>
      <text:p text:style-name="P2"/>
      <text:p text:style-name="P2">–<text:span text:style-name="T2"> </text:span>Comment s’appelle ce bataillon ?</text:p>
      <text:p text:style-name="P2"/>
      <text:p text:style-name="P2">–<text:span text:style-name="T2"> </text:span>Mon général, il y a sur le drapeau : Bataillon du Bonnet-Rouge.</text:p>
      <text:p text:style-name="P2"/>
      <text:p text:style-name="P2">–<text:span text:style-name="T2"> </text:span>Des bêtes féroces.</text:p>
      <text:p text:style-name="P2"/>
      <text:p text:style-name="P2"><text:soft-page-break/>–<text:span text:style-name="T2"> </text:span>Que faut-il faire des blessés ?</text:p>
      <text:p text:style-name="P2"/>
      <text:p text:style-name="P2">–<text:span text:style-name="T2"> </text:span>Achevez-les.</text:p>
      <text:p text:style-name="P2"/>
      <text:p text:style-name="P2">–<text:span text:style-name="T2"> </text:span>Que faut-il faire des prisonniers ?</text:p>
      <text:p text:style-name="P2"/>
      <text:p text:style-name="P2">–<text:span text:style-name="T2"> </text:span>Fusillez-les.</text:p>
      <text:p text:style-name="P2"/>
      <text:p text:style-name="P2">–<text:span text:style-name="T2"> </text:span>Il y en a environ quatre-vingts.</text:p>
      <text:p text:style-name="P2"/>
      <text:p text:style-name="P2">–<text:span text:style-name="T2"> </text:span>Fusillez tout.</text:p>
      <text:p text:style-name="P2"/>
      <text:p text:style-name="P2">–<text:span text:style-name="T2"> </text:span>Il y a deux femmes.</text:p>
      <text:p text:style-name="P2"/>
      <text:p text:style-name="P2">–<text:span text:style-name="T2"> </text:span>Aussi.</text:p>
      <text:p text:style-name="P2"/>
      <text:p text:style-name="P2">–<text:span text:style-name="T2"> </text:span>Il y a trois enfants.</text:p>
      <text:p text:style-name="P2"/>
      <text:p text:style-name="P2">–<text:span text:style-name="T2"> </text:span>Emmenez-les. On verra ce qu’on en fera.</text:p>
      <text:p text:style-name="P2"/>
      <text:p text:style-name="P2">Et le marquis poussa son cheva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3:05.508000000</dc:date>
    <meta:editing-duration>PT1M8S</meta:editing-duration>
    <meta:editing-cycles>6</meta:editing-cycles>
    <dc:creator>Thibaut Izard</dc:creator>
    <meta:document-statistic meta:table-count="0" meta:image-count="0" meta:object-count="0" meta:page-count="5" meta:paragraph-count="89" meta:word-count="1377" meta:character-count="7902" meta:non-whitespace-character-count="6553"/>
  </office:meta>
</office:document-meta>
</file>